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East Syriac Ctesiphon" svg:font-family="'East Syriac Ctesiphon'" style:font-pitch="variable"/>
    <style:font-face style:name="Roboto Mono Light for Powerline" svg:font-family="'Roboto Mono Light for Powerline'" style:font-pitch="variable"/>
    <style:font-face style:name="Roboto Mono Thin for Powerline" svg:font-family="'Roboto Mono Thin for Powerline'" style:font-pitch="variable"/>
    <style:font-face style:name="Roboto Mono for Powerline" svg:font-family="'Roboto Mono for Powerline'" style:font-family-generic="roman" style:font-pitch="variable"/>
    <style:font-face style:name="Roboto Mono for Powerline1" svg:font-family="'Roboto Mono for Powerline'" style:font-family-generic="swiss" style:font-pitch="variable"/>
    <style:font-face style:name="Noto Sans Devanagari" svg:font-family="'Noto Sans Devanagari'" style:font-family-generic="system" style:font-pitch="variable"/>
    <style:font-face style:name="Roboto Mono for Powerline2" svg:font-family="'Roboto Mono for Powerline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Mono Light for Powerline" officeooo:rsid="001dacec" officeooo:paragraph-rsid="001dacec"/>
    </style:style>
    <style:style style:name="P2" style:family="paragraph" style:parent-style-name="Standard">
      <style:paragraph-properties fo:text-align="start" style:justify-single-word="false"/>
      <style:text-properties style:font-name="Roboto Mono Light for Powerline" fo:font-size="13pt" fo:font-weight="bold" officeooo:rsid="001dacec" officeooo:paragraph-rsid="001dace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 Mono Light for Powerline" fo:font-weight="normal" officeooo:rsid="001dacec" officeooo:paragraph-rsid="001dace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 Mono Light for Powerline" fo:font-weight="normal" officeooo:rsid="0020f83d" officeooo:paragraph-rsid="0020f8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 Mono Light for Powerline" fo:font-weight="bold" officeooo:rsid="001dacec" officeooo:paragraph-rsid="001dace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Mono Light for Powerline" fo:font-weight="bold" officeooo:rsid="0020f83d" officeooo:paragraph-rsid="0020f83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 Mono Light for Powerline" officeooo:rsid="001ef78b" officeooo:paragraph-rsid="001ef78b"/>
    </style:style>
    <style:style style:name="P8" style:family="paragraph" style:parent-style-name="Standard">
      <style:paragraph-properties fo:text-align="start" style:justify-single-word="false"/>
      <style:text-properties style:font-name="Roboto Mono Light for Powerline" fo:font-size="11pt" fo:font-weight="normal" officeooo:paragraph-rsid="001dac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 Mono Light for Powerline" fo:font-size="11pt" fo:font-weight="normal" officeooo:rsid="001ef78b" officeooo:paragraph-rsid="001ef78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 Mono Light for Powerline" officeooo:rsid="0020f83d" officeooo:paragraph-rsid="0020f83d"/>
    </style:style>
    <style:style style:name="P11" style:family="paragraph" style:parent-style-name="Title">
      <style:text-properties style:font-name="Roboto Mono Light for Powerline"/>
    </style:style>
    <style:style style:name="P12" style:family="paragraph" style:parent-style-name="Subtitle">
      <style:text-properties style:font-name="Roboto Mono Light for Powerline"/>
    </style:style>
    <style:style style:name="T1" style:family="text">
      <style:text-properties officeooo:rsid="001dacec"/>
    </style:style>
    <style:style style:name="T2" style:family="text">
      <style:text-properties officeooo:rsid="0020f83d"/>
    </style:style>
    <style:style style:name="T3" style:family="text">
      <style:text-properties officeooo:rsid="00220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ligatorisk oppgave 4</text:p>
      <text:p text:style-name="P12">av</text:p>
      <text:p text:style-name="P12">Odin Hultgren Van Der Horst</text:p>
      <text:p text:style-name="P12">Petter Berven</text:p>
      <text:p text:style-name="P1"/>
      <text:p text:style-name="P2">Innhold:</text:p>
      <text:p text:style-name="P3">1. Introduksjon</text:p>
      <text:p text:style-name="P3">2. Klasse beskrivelse<text:span text:style-name="T2">r</text:span></text:p>
      <text:p text:style-name="P5"/>
      <text:p text:style-name="P2">Introduksjon:</text:p>
      <text:p text:style-name="P8"><text:span text:style-name="T1">Når vi valgte å jobbe i gruppe sammen, bestemte vi oss tidelig for å gjøre litt mere ut av del oppgave e.</text:span></text:p>
      <text:p text:style-name="P9">Vi valgte renderere <text:span text:style-name="T2">i</text:span> 3d ved bruk javafx.</text:p>
      <text:p text:style-name="P9"/>
      <text:p text:style-name="P10">Vi har bygd jar filer så du slipper og kompilerer selv siden vi har brukt ganske mange filer.</text:p>
      <text:p text:style-name="P7"/>
      <text:p text:style-name="P6">Klasse besrkivelser:</text:p>
      <text:p text:style-name="P4">GUI.java</text:p>
      <text:p text:style-name="P4"><text:tab/>Main filen for den grafiske applicationen</text:p>
      <text:p text:style-name="P4"/>
      <text:p text:style-name="P4">Oblig4.java</text:p>
      <text:p text:style-name="P4"><text:tab/>En tester for toString.</text:p>
      <text:p text:style-name="P4">Debug.java</text:p>
      <text:p text:style-name="P4"><text:tab/>En hjelpe klasse for Oblig4.java</text:p>
      <text:p text:style-name="P4"/>
      <text:p text:style-name="P4">gui/ (package)</text:p>
      <text:p text:style-name="P4"><text:tab/>Inneholder et sett med Former, Kontrolere og labels for hvert <text:tab/>geometrisk object i oppgaven.</text:p>
      <text:p text:style-name="P4"/>
      <text:p text:style-name="P4"><text:tab/>Display.java</text:p>
      <text:p text:style-name="P4"><text:tab/><text:tab/><text:span text:style-name="T3">Parent classen for alle andre filer i mappen.</text:span></text:p>
      <text:p text:style-name="P4"/>
      <text:p text:style-name="P4">Geometric/ (package)</text:p>
      <text:p text:style-name="P4"><text:tab/>Innholder classe for formene ball,sylinder,box og cone. Denne <text:tab/>kan brukes til å regne weight, volum, og surfacearea.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East Syriac Ctesiphon" svg:font-family="'East Syriac Ctesiphon'" style:font-pitch="variable"/>
    <style:font-face style:name="Roboto Mono Light for Powerline" svg:font-family="'Roboto Mono Light for Powerline'" style:font-pitch="variable"/>
    <style:font-face style:name="Roboto Mono Thin for Powerline" svg:font-family="'Roboto Mono Thin for Powerline'" style:font-pitch="variable"/>
    <style:font-face style:name="Roboto Mono for Powerline" svg:font-family="'Roboto Mono for Powerline'" style:font-family-generic="roman" style:font-pitch="variable"/>
    <style:font-face style:name="Roboto Mono for Powerline1" svg:font-family="'Roboto Mono for Powerline'" style:font-family-generic="swiss" style:font-pitch="variable"/>
    <style:font-face style:name="Noto Sans Devanagari" svg:font-family="'Noto Sans Devanagari'" style:font-family-generic="system" style:font-pitch="variable"/>
    <style:font-face style:name="Roboto Mono for Powerline2" svg:font-family="'Roboto Mono for Powerlin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 Mono for Powerline" fo:font-size="12pt" fo:language="nb" fo:country="NO" style:letter-kerning="true" style:font-name-asian="Roboto Mono for Powerline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Roboto Mono for Powerline" fo:font-size="12pt" fo:language="nb" fo:country="NO" style:letter-kerning="true" style:font-name-asian="Roboto Mono for Powerline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Mono for Powerline1" fo:font-family="'Roboto Mono for Powerline'" style:font-family-generic="swiss" style:font-pitch="variable" fo:font-size="14pt" style:font-name-asian="Roboto Mono for Powerline2" style:font-family-asian="'Roboto Mono for Powerlin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11:37.820471137</meta:creation-date>
    <dc:date>2016-10-20T11:27:45.715532210</dc:date>
    <meta:editing-duration>PT1M46S</meta:editing-duration>
    <meta:editing-cycles>1</meta:editing-cycles>
    <meta:document-statistic meta:table-count="0" meta:image-count="0" meta:object-count="0" meta:page-count="1" meta:paragraph-count="25" meta:word-count="130" meta:character-count="814" meta:non-whitespace-character-count="697"/>
    <meta:generator>LibreOffice/5.2.2.2.0$Linux_X86_64 LibreOffice_project/20m0$Build-2</meta:generator>
  </office:meta>
</office:document-meta>
</file>